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color="#ff0066" fo:font-size="40pt" style:font-size-asian="40pt" style:font-size-complex="40pt"/>
    </style:style>
    <style:style style:name="P6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ff3333" fo:font-size="40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ff3333" fo:font-size="60pt" style:font-size-asian="60pt" style:font-size-complex="60pt"/>
    </style:style>
    <style:style style:name="T5" style:family="text">
      <style:text-properties fo:color="#000000" fo:font-size="60pt" style:font-size-asian="60pt" style:font-size-complex="60pt"/>
    </style:style>
    <style:style style:name="T6" style:family="text">
      <style:text-properties fo:color="#0000cc" fo:font-size="60pt" style:font-size-asian="60pt" style:font-size-complex="60pt"/>
    </style:style>
    <style:style style:name="T7" style:family="text">
      <style:text-properties fo:color="#ff0066" fo:font-size="40pt" style:font-size-asian="40pt" style:font-size-complex="40pt"/>
    </style:style>
    <style:style style:name="T8" style:family="text">
      <style:text-properties fo:color="#0000ff" fo:font-size="40pt" style:font-size-asian="40pt" style:font-size-complex="40pt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4.953cm" svg:x="10.823cm" svg:y="124.93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43.335cm" svg:y="124.04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2.06cm" svg:y="137.25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20.348cm" svg:y="136.8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55.654cm" svg:y="136.4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35.715cm" svg:y="136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4.953cm" svg:x="24.92cm" svg:y="114.39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793cm" svg:y1="119.348cm" svg:x2="17.046cm" svg:y2="124.936cm">
          <text:p/>
        </draw:line>
        <draw:line draw:style-name="gr2" draw:text-style-name="P1" draw:layer="layout" svg:x1="31.143cm" svg:y1="119.221cm" svg:x2="42.7cm" svg:y2="124.047cm">
          <text:p/>
        </draw:line>
        <draw:line draw:style-name="gr2" draw:text-style-name="P1" draw:layer="layout" svg:x1="10.569cm" svg:y1="130.143cm" svg:x2="7.14cm" svg:y2="136.747cm">
          <text:p/>
        </draw:line>
        <draw:line draw:style-name="gr2" draw:text-style-name="P1" draw:layer="layout" svg:x1="17.173cm" svg:y1="130.524cm" svg:x2="20.983cm" svg:y2="136.239cm">
          <text:p/>
        </draw:line>
        <draw:line draw:style-name="gr2" draw:text-style-name="P1" draw:layer="layout" svg:x1="43.589cm" svg:y1="129.127cm" svg:x2="41.684cm" svg:y2="137.001cm">
          <text:p/>
        </draw:line>
        <draw:line draw:style-name="gr2" draw:text-style-name="P1" draw:layer="layout" svg:x1="49.558cm" svg:y1="129.127cm" svg:x2="55.4cm" svg:y2="136.747cm">
          <text:p/>
        </draw:line>
        <draw:custom-shape draw:style-name="gr3" draw:text-style-name="P1" draw:layer="layout" svg:width="5.842cm" svg:height="4.699cm" svg:x="34.028cm" svg:y="42.96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" draw:layer="layout" svg:width="7.796cm" svg:height="3.401cm" svg:x="42.322cm" svg:y="54.804cm">
          <draw:text-box>
            <text:p><text:span text:style-name="T1">2*k+1</text:span></text:p>
          </draw:text-box>
        </draw:frame>
        <draw:custom-shape draw:style-name="gr3" draw:text-style-name="P1" draw:layer="layout" svg:width="10.668cm" svg:height="3.683cm" svg:x="40.054cm" svg:y="54.62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" draw:layer="layout" svg:width="1.912cm" svg:height="3.401cm" svg:x="35.995cm" svg:y="43.452cm">
          <draw:text-box>
            <text:p><text:span text:style-name="T1">k</text:span></text:p>
          </draw:text-box>
        </draw:frame>
        <draw:frame draw:style-name="gr4" draw:text-style-name="P3" draw:layer="layout" svg:width="4.579cm" svg:height="3.401cm" svg:x="27.253cm" svg:y="55.185cm">
          <draw:text-box>
            <text:p><text:span text:style-name="T1">2*k</text:span></text:p>
          </draw:text-box>
        </draw:frame>
        <draw:custom-shape draw:style-name="gr3" draw:text-style-name="P1" draw:layer="layout" svg:width="8.636cm" svg:height="3.683cm" svg:x="24.985cm" svg:y="55.00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2" draw:text-style-name="P1" draw:layer="layout" svg:x1="36.541cm" svg:y1="47.764cm" svg:x2="29.429cm" svg:y2="54.876cm">
          <text:p/>
        </draw:line>
        <draw:line draw:style-name="gr2" draw:text-style-name="P1" draw:layer="layout" svg:x1="37.176cm" svg:y1="47.764cm" svg:x2="45.05cm" svg:y2="54.622cm">
          <text:p/>
        </draw:line>
        <draw:frame draw:style-name="gr4" draw:text-style-name="P4" draw:layer="layout" svg:width="44.063cm" svg:height="8.146cm" svg:x="7.955cm" svg:y="32.369cm">
          <draw:text-box>
            <text:p text:style-name="P4"><text:span text:style-name="T2">Property of Heap (Mini heap)</text:span></text:p>
            <text:p text:style-name="P4"><text:span text:style-name="T3"><text:tab/></text:span><text:span text:style-name="T3">1 A tree is complete binary tree; that is, all levels of the tree except</text:span></text:p>
            <text:p text:style-name="P4"><text:span text:style-name="T3"><text:tab/></text:span><text:span text:style-name="T3"><text:tab/></text:span><text:span text:style-name="T3">possibly the last one are fully filled, and, if the last level of the tree</text:span></text:p>
            <text:p text:style-name="P4"><text:span text:style-name="T3"><text:tab/></text:span><text:span text:style-name="T3"><text:tab/></text:span><text:span text:style-name="T3">is not complete, the node of the level is filled from left to right</text:span></text:p>
            <text:p text:style-name="P4"><text:span text:style-name="T3"><text:tab/></text:span><text:span text:style-name="T3">2 parent &lt; child</text:span></text:p>
          </draw:text-box>
        </draw:frame>
        <draw:custom-shape draw:style-name="gr1" draw:text-style-name="P1" draw:layer="layout" svg:width="6.096cm" svg:height="4.953cm" svg:x="19.415cm" svg:y="14.5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51.927cm" svg:y="13.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10.652cm" svg:y="26.90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28.94cm" svg:y="26.52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64.246cm" svg:y="26.14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44.307cm" svg:y="26.52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4.953cm" svg:x="33.512cm" svg:y="4.04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385cm" svg:y1="9.001cm" svg:x2="25.638cm" svg:y2="14.589cm">
          <text:p/>
        </draw:line>
        <draw:line draw:style-name="gr2" draw:text-style-name="P1" draw:layer="layout" svg:x1="39.735cm" svg:y1="8.874cm" svg:x2="51.292cm" svg:y2="13.7cm">
          <text:p/>
        </draw:line>
        <draw:line draw:style-name="gr2" draw:text-style-name="P1" draw:layer="layout" svg:x1="19.161cm" svg:y1="19.796cm" svg:x2="15.732cm" svg:y2="26.4cm">
          <text:p/>
        </draw:line>
        <draw:line draw:style-name="gr2" draw:text-style-name="P1" draw:layer="layout" svg:x1="25.765cm" svg:y1="20.177cm" svg:x2="29.575cm" svg:y2="25.892cm">
          <text:p/>
        </draw:line>
        <draw:line draw:style-name="gr2" draw:text-style-name="P1" draw:layer="layout" svg:x1="52.181cm" svg:y1="18.78cm" svg:x2="50.276cm" svg:y2="26.654cm">
          <text:p/>
        </draw:line>
        <draw:line draw:style-name="gr2" draw:text-style-name="P1" draw:layer="layout" svg:x1="58.15cm" svg:y1="18.78cm" svg:x2="63.992cm" svg:y2="26.4cm">
          <text:p/>
        </draw:line>
        <draw:custom-shape draw:style-name="gr1" draw:text-style-name="P1" draw:layer="layout" svg:width="6.096cm" svg:height="4.953cm" svg:x="18.653cm" svg:y="81.0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51.165cm" svg:y="80.12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9.89cm" svg:y="93.329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28.178cm" svg:y="92.94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63.484cm" svg:y="92.56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43.545cm" svg:y="92.94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4.953cm" svg:x="32.75cm" svg:y="70.46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623cm" svg:y1="75.422cm" svg:x2="24.876cm" svg:y2="81.01cm">
          <text:p/>
        </draw:line>
        <draw:line draw:style-name="gr2" draw:text-style-name="P1" draw:layer="layout" svg:x1="38.973cm" svg:y1="75.295cm" svg:x2="50.53cm" svg:y2="80.121cm">
          <text:p/>
        </draw:line>
        <draw:line draw:style-name="gr2" draw:text-style-name="P1" draw:layer="layout" svg:x1="18.399cm" svg:y1="86.217cm" svg:x2="14.97cm" svg:y2="92.821cm">
          <text:p/>
        </draw:line>
        <draw:line draw:style-name="gr2" draw:text-style-name="P1" draw:layer="layout" svg:x1="25.003cm" svg:y1="86.598cm" svg:x2="28.813cm" svg:y2="92.313cm">
          <text:p/>
        </draw:line>
        <draw:line draw:style-name="gr2" draw:text-style-name="P1" draw:layer="layout" svg:x1="51.419cm" svg:y1="85.201cm" svg:x2="49.514cm" svg:y2="93.075cm">
          <text:p/>
        </draw:line>
        <draw:line draw:style-name="gr2" draw:text-style-name="P1" draw:layer="layout" svg:x1="57.388cm" svg:y1="85.201cm" svg:x2="63.23cm" svg:y2="92.821cm">
          <text:p/>
        </draw:line>
        <draw:line draw:style-name="gr2" draw:text-style-name="P1" draw:layer="layout" svg:x1="35.036cm" svg:y1="76.819cm" svg:x2="27.162cm" svg:y2="82.407cm">
          <text:p/>
        </draw:line>
        <draw:line draw:style-name="gr2" draw:text-style-name="P1" draw:layer="layout" svg:x1="27.162cm" svg:y1="83.296cm" svg:x2="32.242cm" svg:y2="91.17cm">
          <text:p/>
        </draw:line>
        <draw:frame draw:style-name="gr4" draw:layer="layout" svg:width="49.669cm" svg:height="9.719cm" svg:x="7.398cm" svg:y="101.203cm">
          <draw:text-box>
            <text:p><text:span text:style-name="T4">Bubble Up</text:span></text:p>
            <text:p><text:span text:style-name="T4"><text:tab/></text:span><text:span text:style-name="T5">Bubble the last element up to its parent recursively</text:span></text:p>
            <text:p><text:span text:style-name="T5"><text:tab/></text:span><text:span text:style-name="T5">if the array[</text:span><text:span text:style-name="T4">index</text:span><text:span text:style-name="T5">] &lt; array[</text:span><text:span text:style-name="T6">parent</text:span><text:span text:style-name="T5">] (</text:span><text:span text:style-name="T6">parent</text:span><text:span text:style-name="T5"> = </text:span><text:span text:style-name="T4">index</text:span><text:span text:style-name="T5">/2)</text:span></text:p>
            <text:p><text:span text:style-name="T4"><text:tab/></text:span></text:p>
          </draw:text-box>
        </draw:frame>
        <draw:line draw:style-name="gr2" draw:text-style-name="P1" draw:layer="layout" svg:x1="56.67cm" svg:y1="135.493cm" svg:x2="50.828cm" svg:y2="128.381cm">
          <text:p/>
        </draw:line>
        <draw:line draw:style-name="gr2" draw:text-style-name="P1" draw:layer="layout" svg:x1="43.843cm" svg:y1="122.539cm" svg:x2="31.905cm" svg:y2="117.713cm">
          <text:p/>
        </draw:line>
        <draw:frame draw:style-name="gr4" draw:text-style-name="P5" draw:layer="layout" svg:width="20.58cm" svg:height="1.83cm" svg:x="52.695cm" svg:y="128.71cm">
          <draw:text-box>
            <text:p><text:span text:style-name="T7">Bubble up <text:s/></text:span><text:span text:style-name="T8">swap(index, index/2)</text:span></text:p>
          </draw:text-box>
        </draw:frame>
        <draw:frame draw:style-name="gr4" draw:text-style-name="P5" draw:layer="layout" svg:width="20.58cm" svg:height="1.83cm" svg:x="38.511cm" svg:y="117.153cm">
          <draw:text-box>
            <text:p><text:span text:style-name="T7">Bubble up <text:s/></text:span><text:span text:style-name="T8">swap(index, index/2)</text:span></text:p>
          </draw:text-box>
        </draw:frame>
        <draw:frame draw:style-name="gr4" draw:text-style-name="P6" draw:layer="layout" svg:width="65.23cm" svg:height="9.719cm" svg:x="7.385cm" svg:y="59.735cm">
          <draw:text-box>
            <text:p><text:span text:style-name="T4">Heapify</text:span></text:p>
            <text:p><text:span text:style-name="T9"><text:tab/></text:span><text:span text:style-name="T9">1 Left subtree is heap</text:span></text:p>
            <text:p><text:span text:style-name="T9"><text:s text:c="2"/></text:span><text:span text:style-name="T9">2 Right subtree is heap</text:span></text:p>
            <text:p><text:span text:style-name="T9"><text:s text:c="2"/></text:span><text:span text:style-name="T9">3 Sink the parent of both subtrees down to satisfy the heap proper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23:09:50.841519000</meta:creation-date>
    <dc:date>2014-10-05T14:51:55.937506000</dc:date>
    <meta:editing-duration>PT20M49S</meta:editing-duration>
    <meta:editing-cycles>3</meta:editing-cycles>
    <meta:generator>LibreOffice/4.2.5.2$MacOSX_X86_64 LibreOffice_project/61cb170a04bb1f12e77c884eab9192be736ec5f5</meta:generator>
    <meta:document-statistic meta:object-count="56"/>
  </office:meta>
</office:document-meta>
</file>